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uginManager.Plugi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luginManager.install( JMeterPlugin plugin , boolean useGu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luginManager.installPlugin( JMeterPlugin plugi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